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Exten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Exten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Exten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Extension.WebSocketExtens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Extension.parseExtensions( String exten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SocketExtension.WebSocketExtension( String name , @ Nullable Map &lt; String , String &gt;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ocketExtension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Extensi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Extension.parseExtension( String exte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